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.423cm" fo:margin-bottom="0.106cm" style:contextual-spacing="false" fo:line-height="100%" fo:text-indent="0cm" style:auto-text-indent="false">
        <style:tab-stops>
          <style:tab-stop style:position="16.002cm"/>
        </style:tab-stops>
      </style:paragraph-properties>
      <style:text-properties fo:color="#000000" loext:opacity="100%" style:text-underline-style="solid" style:text-underline-width="auto" style:text-underline-color="font-color"/>
    </style:style>
    <style:style style:name="P4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loext:opacity="100%" fo:font-size="7pt" style:font-size-asian="7pt" style:font-size-complex="7pt"/>
    </style:style>
    <style:style style:name="P5" style:family="paragraph" style:parent-style-name="Standard">
      <style:paragraph-properties fo:margin-left="12.252cm" fo:margin-right="0cm" fo:margin-top="0.212cm" fo:margin-bottom="0cm" style:contextual-spacing="false" fo:line-height="100%" fo:text-indent="0cm" style:auto-text-indent="false">
        <style:tab-stops>
          <style:tab-stop style:position="4.251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 fo:margin-left="13.753cm" fo:margin-right="0cm" fo:text-indent="0cm" style:auto-text-indent="false">
        <style:tab-stops>
          <style:tab-stop style:position="5.502cm"/>
        </style:tab-stops>
      </style:paragraph-properties>
      <style:text-properties fo:font-size="7pt" style:font-size-asian="7pt" style:font-size-complex="7pt"/>
    </style:style>
    <style:style style:name="P7" style:family="paragraph" style:parent-style-name="Standard">
      <style:paragraph-properties fo:margin-left="15.002cm" fo:margin-right="0cm" fo:text-indent="0cm" style:auto-text-indent="false">
        <style:tab-stops>
          <style:tab-stop style:position="5.502cm"/>
        </style:tab-stops>
      </style:paragraph-properties>
      <style:text-properties fo:font-size="8pt" style:font-size-asian="8pt" style:font-size-complex="8pt"/>
    </style:style>
    <style:style style:name="P8" style:family="paragraph" style:parent-style-name="Standard">
      <style:paragraph-properties fo:margin-left="13.503cm" fo:margin-right="0cm" fo:text-indent="0cm" style:auto-text-indent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9" style:family="paragraph" style:parent-style-name="Standard">
      <style:paragraph-properties fo:margin-left="14.503cm" fo:margin-right="0cm" fo:text-indent="0.005cm" style:auto-text-indent="false"/>
      <style:text-properties fo:font-size="7pt" style:font-size-asian="7pt" style:font-size-complex="7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.018cm" fo:margin-bottom="0cm" style:contextual-spacing="false" fo:line-height="150%" fo:text-align="center" style:justify-single-word="false" fo:orphans="2" fo:widows="2" fo:text-indent="1.199cm" style:auto-text-indent="false" fo:background-color="#ffffff" style:writing-mode="lr-tb"/>
      <style:text-properties fo:font-weight="bold" style:font-weight-asian="bold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19.999cm" fo:margin-bottom="19.999cm" style:contextual-spacing="true" fo:line-height="150%" fo:text-align="justify" style:justify-single-word="false" fo:orphans="2" fo:widows="2" fo:text-indent="1.199cm" style:auto-text-indent="false" fo:background-color="#ffffff" style:writing-mode="lr-tb">
        <style:tab-stops>
          <style:tab-stop style:position="13.503cm"/>
          <style:tab-stop style:position="16.997cm" style:type="right"/>
        </style:tab-stops>
      </style:paragraph-properties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19.999cm" fo:margin-bottom="19.999cm" style:contextual-spacing="true" fo:line-height="150%" fo:orphans="2" fo:widows="2" fo:text-indent="1.199cm" style:auto-text-indent="false" fo:background-color="#ffffff" style:writing-mode="lr-tb">
        <style:tab-stops>
          <style:tab-stop style:position="16.002cm" style:type="right"/>
          <style:tab-stop style:position="16.923cm" style:type="right"/>
        </style:tab-stops>
      </style:paragraph-properties>
      <style:text-properties fo:color="#000000" loext:opacity="100%" style:font-name="Times New Roman" fo:font-size="12pt" fo:language="ru" fo:country="RU" style:text-underline-style="none" officeooo:rsid="00187dd9" officeooo:paragraph-rsid="00187dd9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19.999cm" fo:margin-bottom="19.999cm" style:contextual-spacing="true" fo:line-height="150%" fo:orphans="2" fo:widows="2" fo:text-indent="1.199cm" style:auto-text-indent="false" fo:background-color="#ffffff" style:writing-mode="lr-tb">
        <style:tab-stops>
          <style:tab-stop style:position="16.002cm" style:type="right"/>
          <style:tab-stop style:position="16.923cm" style:type="right"/>
        </style:tab-stops>
      </style:paragraph-properties>
      <style:text-properties fo:color="#000000" loext:opacity="100%" style:font-name="Times New Roman" fo:font-size="12pt" fo:language="ru" fo:country="RU" style:text-underline-style="none" officeooo:rsid="0019a79b" officeooo:paragraph-rsid="0019a79b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14" style:family="paragraph" style:parent-style-name="Standard">
      <style:paragraph-properties fo:margin-left="0cm" fo:margin-right="0cm" fo:margin-top="19.999cm" fo:margin-bottom="19.999cm" style:contextual-spacing="true" fo:line-height="150%" fo:orphans="2" fo:widows="2" fo:text-indent="1.199cm" style:auto-text-indent="false" fo:keep-with-next="always" style:writing-mode="lr-tb">
        <style:tab-stops>
          <style:tab-stop style:position="16.002cm"/>
        </style:tab-stops>
      </style:paragraph-properties>
    </style:style>
    <style:style style:name="P15" style:family="paragraph" style:parent-style-name="Standard">
      <style:paragraph-properties fo:margin-left="0cm" fo:margin-right="0cm" fo:margin-top="19.999cm" fo:margin-bottom="19.999cm" style:contextual-spacing="true" fo:line-height="150%" fo:orphans="2" fo:widows="2" fo:text-indent="1.199cm" style:auto-text-indent="false" fo:keep-with-next="always" style:writing-mode="lr-tb">
        <style:tab-stops>
          <style:tab-stop style:position="16.002cm"/>
        </style:tab-stops>
      </style:paragraph-properties>
      <style:text-properties fo:color="#000000" loext:opacity="100%"/>
    </style:style>
    <style:style style:name="P16" style:family="paragraph" style:parent-style-name="Standard">
      <style:paragraph-properties fo:margin-left="0cm" fo:margin-right="0cm" fo:margin-top="19.999cm" fo:margin-bottom="19.999cm" style:contextual-spacing="true" fo:line-height="150%" fo:orphans="2" fo:widows="2" fo:text-indent="1.199cm" style:auto-text-indent="false" fo:keep-with-next="always" style:writing-mode="lr-tb"/>
      <style:text-properties fo:color="#000000" loext:opacity="100%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margin-top="19.999cm" fo:margin-bottom="19.999cm" style:contextual-spacing="true" fo:line-height="150%" fo:orphans="2" fo:widows="2" fo:text-indent="1.199cm" style:auto-text-indent="false" fo:keep-with-next="always" style:writing-mode="lr-tb">
        <style:tab-stops>
          <style:tab-stop style:position="16.002cm"/>
        </style:tab-stops>
      </style:paragraph-properties>
      <style:text-properties fo:color="#000000" loext:opacity="100%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margin-top="19.999cm" fo:margin-bottom="19.999cm" style:contextual-spacing="true" fo:line-height="150%" fo:orphans="2" fo:widows="2" fo:text-indent="1.199cm" style:auto-text-indent="false" fo:keep-with-next="always" style:writing-mode="lr-tb"/>
      <style:text-properties fo:font-weight="bold" style:font-weight-asian="bold" style:font-weight-complex="bold"/>
    </style:style>
    <style:style style:name="P19" style:family="paragraph" style:parent-style-name="Standard" style:master-page-name="First_20_Page">
      <loext:graphic-properties draw:fill="solid" draw:fill-color="#ffffff"/>
      <style:paragraph-properties fo:margin-left="0cm" fo:margin-right="0cm" fo:margin-top="0.018cm" fo:margin-bottom="0cm" style:contextual-spacing="false" fo:line-height="150%" fo:text-align="center" style:justify-single-word="false" fo:orphans="2" fo:widows="2" fo:text-indent="1.199cm" style:auto-text-indent="false" style:page-number="1" fo:background-color="#ffffff" style:writing-mode="lr-tb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19.999cm" fo:margin-bottom="19.999cm" style:contextual-spacing="true" fo:line-height="150%" fo:text-align="justify" style:justify-single-word="false" fo:orphans="2" fo:widows="2" fo:text-indent="1.199cm" style:auto-text-indent="false" fo:background-color="#ffffff" style:writing-mode="lr-tb">
        <style:tab-stops>
          <style:tab-stop style:position="9.252cm"/>
          <style:tab-stop style:position="16.501cm" style:type="right"/>
        </style:tab-stops>
      </style:paragraph-properties>
      <style:text-properties fo:color="#000000" loext:opacity="100%" officeooo:rsid="00187dd9" officeooo:paragraph-rsid="00187dd9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19.999cm" fo:margin-bottom="19.999cm" style:contextual-spacing="true" fo:line-height="150%" fo:text-align="justify" style:justify-single-word="false" fo:orphans="2" fo:widows="2" fo:text-indent="1.199cm" style:auto-text-indent="false" fo:background-color="#ffffff" style:writing-mode="lr-tb">
        <style:tab-stops>
          <style:tab-stop style:position="13.503cm"/>
          <style:tab-stop style:position="16.997cm" style:type="right"/>
        </style:tab-stops>
      </style:paragraph-properties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4pt" fo:font-weight="bold" style:font-size-asian="14pt" style:font-weight-asian="bold" style:font-size-complex="14pt"/>
    </style:style>
    <style:style style:name="T3" style:family="text">
      <style:text-properties fo:color="#000000" loext:opacity="100%" officeooo:rsid="0015d2af"/>
    </style:style>
    <style:style style:name="T4" style:family="text">
      <style:text-properties fo:color="#000000" loext:opacity="100%" style:text-underline-style="none"/>
    </style:style>
    <style:style style:name="T5" style:family="text">
      <style:text-properties fo:color="#000000" loext:opacity="100%" style:text-underline-style="none" officeooo:rsid="0015d2af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5d2af"/>
    </style:style>
    <style:style style:name="T8" style:family="text">
      <style:text-properties officeooo:rsid="001b04b6"/>
    </style:style>
    <style:style style:name="T9" style:family="text">
      <style:text-properties style:font-name="Times New Roman" fo:font-size="12pt" fo:language="ru" fo:country="RU" officeooo:rsid="001b04b6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Отзыв <text:line-break/></text:span><text:span text:style-name="T6">ответственного за практику от профильной организации</text:span></text:p>
      <text:p text:style-name="P10">о работе студента</text:p>
      <text:p text:style-name="P20"/>
      <text:p text:style-name="P20">Студент: Миннахметов Эльдар Юлдашевич</text:p>
      <text:p text:style-name="P20">Высшее учебное заведение: Пермский Национальный Исследовательский Политехнический Университет (ПНИПУ)</text:p>
      <text:p text:style-name="P20">Факультет: Электротехнический (ЭТФ)</text:p>
      <text:p text:style-name="P20">Группа: РИС-19</text:p>
      <text:p text:style-name="P11"><text:bookmark text:name="_heading=h.gjdgxs"/><text:span text:style-name="T1">Практика проводилась на базе</text:span><text:span text:style-name="T4"> </text:span><text:span text:style-name="T5">ООО «Комплексные системы»</text:span><text:span text:style-name="T1"> с </text:span><text:span text:style-name="T3">05</text:span><text:span text:style-name="T1">.0</text:span><text:span text:style-name="T3">7</text:span><text:span text:style-name="T1">.2021 по </text:span><text:span text:style-name="T3">02</text:span><text:span text:style-name="T1">.0</text:span><text:span text:style-name="T3">8</text:span><text:span text:style-name="T1">.2021.</text:span></text:p>
      <text:p text:style-name="P21"/>
      <text:p text:style-name="P18">Профессиональные задачи<text:span text:style-name="T1">, выполненные студентом:</text:span></text:p>
      <text:p text:style-name="P13">Разработка веб-приложения для работы в системе МЕТА, реализация запросов создания, чтения, обновления и удаления объектов в базах данных PostgreSQL и Redis.</text:p>
      <text:p text:style-name="P16">Полнота и качество выполнения программы практики:</text:p>
      <text:p text:style-name="P12">Поставленная задача выполнена в полном объеме.</text:p>
      <text:p text:style-name="P16">Отношение студента к выполнению заданий, полученных в период практики:</text:p>
      <text:p text:style-name="P12">К поручениям относился добросовестно, выполнял их своевременно.</text:p>
      <text:p text:style-name="P17">Выводы о профессиональной пригодности студента, комментарии о проявленных им личных и профессиональных качествах: </text:p>
      <text:p text:style-name="P12">Показал свои умения в разработке программного обеспечения, умение вникать в поставленные задачи и четко их выполнять, а также работать в команде.</text:p>
      <text:p text:style-name="P12"/>
      <text:p text:style-name="P14"><text:span text:style-name="T1">Рекомендуемая оценка по практике (по пятибалльной шкале): </text:span><text:span text:style-name="T5">5 (отлично)</text:span></text:p>
      <text:p text:style-name="P15">Ответственный за практику от профильной организации:</text:p>
      <text:p text:style-name="P3"><text:span text:style-name="T9">генеральный директор ООО «Комплексные системы» Рябиков Ярослав Александрович</text:span></text:p>
      <text:p text:style-name="P4">(должность, Фамилия, Имя, Отчество)</text:p>
      <text:p text:style-name="P5">___________________</text:p>
      <text:p text:style-name="P6">(подпись)</text:p>
      <text:p text:style-name="P7">МП</text:p>
      <text:p text:style-name="P8"><text:span text:style-name="T7">02</text:span>.0<text:span text:style-name="T7">8</text:span>.2021</text:p>
      <text:p text:style-name="P9">(дата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normal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Footnote" style:family="paragraph" style:parent-style-name="normal" style:default-outline-level="" style:class="extra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MP2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07:01:00</meta:creation-date>
    <meta:initial-creator>Ковалева Ирина Геннадьевна</meta:initial-creator>
    <meta:generator>LibreOffice/7.1.5.2$Linux_X86_64 LibreOffice_project/85f04e9f809797b8199d13c421bd8a2b025d52b5</meta:generator>
    <dc:date>2021-08-27T14:07:45.080836258</dc:date>
    <meta:editing-duration>PT37M17S</meta:editing-duration>
    <meta:editing-cycles>3</meta:editing-cycles>
    <meta:document-statistic meta:table-count="0" meta:image-count="0" meta:object-count="0" meta:page-count="1" meta:paragraph-count="25" meta:word-count="159" meta:character-count="1314" meta:non-whitespace-character-count="11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